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 fo:border="0.002cm solid #000000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0.002cm solid #000000" fo:background-color="#ccffff" fo:border-left="0.002cm solid #000000" fo:border-right="none" fo:border-top="0.002cm solid #000000"/>
    </style:style>
    <style:style style:name="ce4" style:family="table-cell" style:parent-style-name="Default">
      <style:table-cell-properties fo:border-bottom="0.002cm solid #000000" fo:background-color="#ccffff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ackground-color="#ccffff" fo:border-left="none" fo:border-right="0.002cm solid #000000" fo:border-top="0.002cm solid #000000"/>
    </style:style>
  </office:automatic-styles>
  <office:body>
    <office:spreadsheet>
      <table:content-validations>
        <table:content-validation table:name="val1" table:condition="of:cell-content-is-in-list([$Sheet1.$A$261:.$A$278])" table:allow-empty-cell="true" table:display-list="unsorted" table:base-cell-address="Sheet1.B257"/>
      </table:content-validations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ce2"/>
        <table:table-column table:style-name="co1" table:number-columns-repeated="2" table:default-cell-style-name="Default"/>
        <table:table-column table:style-name="co2" table:number-columns-repeated="297" table:default-cell-style-name="Default"/>
        <table:table-row table:style-name="ro1">
          <table:table-cell table:style-name="ce1" office:value-type="string">
            <text:p>行</text:p>
          </table:table-cell>
          <table:table-cell table:style-name="ce1" office:value-type="string">
            <text:p>述語</text:p>
          </table:table-cell>
          <table:table-cell table:style-name="ce1" office:value-type="string">
            <text:p>目的語1</text:p>
          </table:table-cell>
          <table:table-cell table:style-name="ce1" office:value-type="string">
            <text:p>目的語2</text:p>
          </table:table-cell>
          <table:table-cell table:number-columns-repeated="299"/>
        </table:table-row>
        <table:table-row table:style-name="ro1">
          <table:table-cell table:formula="of:=ROW([.A2])-2" office:value-type="float" office:value="0">
            <text:p>0</text:p>
          </table:table-cell>
          <table:table-cell table:content-validation-name="val1" office:value-type="string">
            <text:p>代入</text:p>
          </table:table-cell>
          <table:table-cell office:value-type="string">
            <text:p>b</text:p>
          </table:table-cell>
          <table:table-cell office:value-type="string">
            <text:p>ｃ８U？ｃ３M</text:p>
          </table:table-cell>
          <table:table-cell table:number-columns-repeated="298"/>
          <table:table-cell office:value-type="string">
            <text:p>\</text:p>
          </table:table-cell>
        </table:table-row>
        <table:table-row table:style-name="ro2">
          <table:table-cell table:formula="of:=ROW([.A3])-2" office:value-type="float" office:value="1">
            <text:p>1</text:p>
          </table:table-cell>
          <table:table-cell table:content-validation-name="val1" office:value-type="string">
            <text:p>聞く</text:p>
          </table:table-cell>
          <table:table-cell office:value-type="string">
            <text:p>a</text:p>
          </table:table-cell>
          <table:table-cell office:value-type="string">
            <text:p>パスワード</text:p>
          </table:table-cell>
          <table:table-cell table:number-columns-repeated="299"/>
        </table:table-row>
        <table:table-row table:style-name="ro2">
          <table:table-cell table:formula="of:=ROW([.A4])-2" office:value-type="float" office:value="2">
            <text:p>2</text:p>
          </table:table-cell>
          <table:table-cell table:content-validation-name="val1" office:value-type="string">
            <text:p>比べる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99"/>
        </table:table-row>
        <table:table-row table:style-name="ro2">
          <table:table-cell table:formula="of:=ROW([.A5])-2" office:value-type="float" office:value="3">
            <text:p>3</text:p>
          </table:table-cell>
          <table:table-cell table:content-validation-name="val1" office:value-type="string">
            <text:p>等しいなら</text:p>
          </table:table-cell>
          <table:table-cell office:value-type="float" office:value="6">
            <text:p>6</text:p>
          </table:table-cell>
          <table:table-cell table:number-columns-repeated="300"/>
        </table:table-row>
        <table:table-row table:style-name="ro2">
          <table:table-cell table:formula="of:=ROW([.A6])-2" office:value-type="float" office:value="4">
            <text:p>4</text:p>
          </table:table-cell>
          <table:table-cell table:content-validation-name="val1" office:value-type="string">
            <text:p>言う</text:p>
          </table:table-cell>
          <table:table-cell office:value-type="string">
            <text:p>不正解</text:p>
          </table:table-cell>
          <table:table-cell table:number-columns-repeated="300"/>
        </table:table-row>
        <table:table-row table:style-name="ro2">
          <table:table-cell table:formula="of:=ROW([.A7])-2" office:value-type="float" office:value="5">
            <text:p>5</text:p>
          </table:table-cell>
          <table:table-cell table:content-validation-name="val1" office:value-type="string">
            <text:p>移動</text:p>
          </table:table-cell>
          <table:table-cell office:value-type="float" office:value="7">
            <text:p>7</text:p>
          </table:table-cell>
          <table:table-cell table:number-columns-repeated="300"/>
        </table:table-row>
        <table:table-row table:style-name="ro2">
          <table:table-cell table:formula="of:=ROW([.A8])-2" office:value-type="float" office:value="6">
            <text:p>6</text:p>
          </table:table-cell>
          <table:table-cell table:content-validation-name="val1" office:value-type="string">
            <text:p>言う</text:p>
          </table:table-cell>
          <table:table-cell office:value-type="string">
            <text:p>正解</text:p>
          </table:table-cell>
          <table:table-cell table:number-columns-repeated="300"/>
        </table:table-row>
        <table:table-row table:style-name="ro2">
          <table:table-cell table:formula="of:=ROW([.A9])-2" office:value-type="float" office:value="7">
            <text:p>7</text:p>
          </table:table-cell>
          <table:table-cell table:content-validation-name="val1" office:value-type="string">
            <text:p>終了</text:p>
          </table:table-cell>
          <table:table-cell table:number-columns-repeated="301"/>
        </table:table-row>
        <table:table-row table:style-name="ro2">
          <table:table-cell table:formula="of:=ROW([.A10])-2" office:value-type="float" office:value="8">
            <text:p>8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1])-2" office:value-type="float" office:value="9">
            <text:p>9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2])-2" office:value-type="float" office:value="10">
            <text:p>10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3])-2" office:value-type="float" office:value="11">
            <text:p>11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4])-2" office:value-type="float" office:value="12">
            <text:p>12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5])-2" office:value-type="float" office:value="13">
            <text:p>13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6])-2" office:value-type="float" office:value="14">
            <text:p>14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7])-2" office:value-type="float" office:value="15">
            <text:p>15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8])-2" office:value-type="float" office:value="16">
            <text:p>16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9])-2" office:value-type="float" office:value="17">
            <text:p>17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0])-2" office:value-type="float" office:value="18">
            <text:p>18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1])-2" office:value-type="float" office:value="19">
            <text:p>19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2])-2" office:value-type="float" office:value="20">
            <text:p>20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3])-2" office:value-type="float" office:value="21">
            <text:p>21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4])-2" office:value-type="float" office:value="22">
            <text:p>22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5])-2" office:value-type="float" office:value="23">
            <text:p>23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6])-2" office:value-type="float" office:value="24">
            <text:p>24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7])-2" office:value-type="float" office:value="25">
            <text:p>25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8])-2" office:value-type="float" office:value="26">
            <text:p>26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9])-2" office:value-type="float" office:value="27">
            <text:p>27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30])-2" office:value-type="float" office:value="28">
            <text:p>28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31])-2" office:value-type="float" office:value="29">
            <text:p>29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32])-2" office:value-type="float" office:value="30">
            <text:p>30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33])-2" office:value-type="float" office:value="31">
            <text:p>31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34])-2" office:value-type="float" office:value="32">
            <text:p>32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35])-2" office:value-type="float" office:value="33">
            <text:p>33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36])-2" office:value-type="float" office:value="34">
            <text:p>34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37])-2" office:value-type="float" office:value="35">
            <text:p>35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38])-2" office:value-type="float" office:value="36">
            <text:p>36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39])-2" office:value-type="float" office:value="37">
            <text:p>37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40])-2" office:value-type="float" office:value="38">
            <text:p>38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41])-2" office:value-type="float" office:value="39">
            <text:p>39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42])-2" office:value-type="float" office:value="40">
            <text:p>40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43])-2" office:value-type="float" office:value="41">
            <text:p>41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44])-2" office:value-type="float" office:value="42">
            <text:p>42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45])-2" office:value-type="float" office:value="43">
            <text:p>43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46])-2" office:value-type="float" office:value="44">
            <text:p>44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47])-2" office:value-type="float" office:value="45">
            <text:p>45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48])-2" office:value-type="float" office:value="46">
            <text:p>46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49])-2" office:value-type="float" office:value="47">
            <text:p>47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50])-2" office:value-type="float" office:value="48">
            <text:p>48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51])-2" office:value-type="float" office:value="49">
            <text:p>49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52])-2" office:value-type="float" office:value="50">
            <text:p>50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53])-2" office:value-type="float" office:value="51">
            <text:p>51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54])-2" office:value-type="float" office:value="52">
            <text:p>52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55])-2" office:value-type="float" office:value="53">
            <text:p>53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56])-2" office:value-type="float" office:value="54">
            <text:p>54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57])-2" office:value-type="float" office:value="55">
            <text:p>55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58])-2" office:value-type="float" office:value="56">
            <text:p>56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59])-2" office:value-type="float" office:value="57">
            <text:p>57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60])-2" office:value-type="float" office:value="58">
            <text:p>58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61])-2" office:value-type="float" office:value="59">
            <text:p>59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62])-2" office:value-type="float" office:value="60">
            <text:p>60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63])-2" office:value-type="float" office:value="61">
            <text:p>61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64])-2" office:value-type="float" office:value="62">
            <text:p>62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65])-2" office:value-type="float" office:value="63">
            <text:p>63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66])-2" office:value-type="float" office:value="64">
            <text:p>64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67])-2" office:value-type="float" office:value="65">
            <text:p>65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68])-2" office:value-type="float" office:value="66">
            <text:p>66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69])-2" office:value-type="float" office:value="67">
            <text:p>67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70])-2" office:value-type="float" office:value="68">
            <text:p>68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71])-2" office:value-type="float" office:value="69">
            <text:p>69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72])-2" office:value-type="float" office:value="70">
            <text:p>70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73])-2" office:value-type="float" office:value="71">
            <text:p>71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74])-2" office:value-type="float" office:value="72">
            <text:p>72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75])-2" office:value-type="float" office:value="73">
            <text:p>73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76])-2" office:value-type="float" office:value="74">
            <text:p>74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77])-2" office:value-type="float" office:value="75">
            <text:p>75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78])-2" office:value-type="float" office:value="76">
            <text:p>76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79])-2" office:value-type="float" office:value="77">
            <text:p>77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80])-2" office:value-type="float" office:value="78">
            <text:p>78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81])-2" office:value-type="float" office:value="79">
            <text:p>79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82])-2" office:value-type="float" office:value="80">
            <text:p>80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83])-2" office:value-type="float" office:value="81">
            <text:p>81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84])-2" office:value-type="float" office:value="82">
            <text:p>82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85])-2" office:value-type="float" office:value="83">
            <text:p>83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86])-2" office:value-type="float" office:value="84">
            <text:p>84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87])-2" office:value-type="float" office:value="85">
            <text:p>85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88])-2" office:value-type="float" office:value="86">
            <text:p>86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89])-2" office:value-type="float" office:value="87">
            <text:p>87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90])-2" office:value-type="float" office:value="88">
            <text:p>88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91])-2" office:value-type="float" office:value="89">
            <text:p>89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92])-2" office:value-type="float" office:value="90">
            <text:p>90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93])-2" office:value-type="float" office:value="91">
            <text:p>91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94])-2" office:value-type="float" office:value="92">
            <text:p>92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95])-2" office:value-type="float" office:value="93">
            <text:p>93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96])-2" office:value-type="float" office:value="94">
            <text:p>94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97])-2" office:value-type="float" office:value="95">
            <text:p>95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98])-2" office:value-type="float" office:value="96">
            <text:p>96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99])-2" office:value-type="float" office:value="97">
            <text:p>97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00])-2" office:value-type="float" office:value="98">
            <text:p>98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01])-2" office:value-type="float" office:value="99">
            <text:p>99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02])-2" office:value-type="float" office:value="100">
            <text:p>100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03])-2" office:value-type="float" office:value="101">
            <text:p>101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04])-2" office:value-type="float" office:value="102">
            <text:p>102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05])-2" office:value-type="float" office:value="103">
            <text:p>103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06])-2" office:value-type="float" office:value="104">
            <text:p>104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07])-2" office:value-type="float" office:value="105">
            <text:p>105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08])-2" office:value-type="float" office:value="106">
            <text:p>106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09])-2" office:value-type="float" office:value="107">
            <text:p>107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10])-2" office:value-type="float" office:value="108">
            <text:p>108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11])-2" office:value-type="float" office:value="109">
            <text:p>109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12])-2" office:value-type="float" office:value="110">
            <text:p>110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13])-2" office:value-type="float" office:value="111">
            <text:p>111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14])-2" office:value-type="float" office:value="112">
            <text:p>112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15])-2" office:value-type="float" office:value="113">
            <text:p>113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16])-2" office:value-type="float" office:value="114">
            <text:p>114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17])-2" office:value-type="float" office:value="115">
            <text:p>115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18])-2" office:value-type="float" office:value="116">
            <text:p>116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19])-2" office:value-type="float" office:value="117">
            <text:p>117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20])-2" office:value-type="float" office:value="118">
            <text:p>118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21])-2" office:value-type="float" office:value="119">
            <text:p>119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22])-2" office:value-type="float" office:value="120">
            <text:p>120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23])-2" office:value-type="float" office:value="121">
            <text:p>121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24])-2" office:value-type="float" office:value="122">
            <text:p>122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25])-2" office:value-type="float" office:value="123">
            <text:p>123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26])-2" office:value-type="float" office:value="124">
            <text:p>124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27])-2" office:value-type="float" office:value="125">
            <text:p>125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28])-2" office:value-type="float" office:value="126">
            <text:p>126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29])-2" office:value-type="float" office:value="127">
            <text:p>127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30])-2" office:value-type="float" office:value="128">
            <text:p>128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31])-2" office:value-type="float" office:value="129">
            <text:p>129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32])-2" office:value-type="float" office:value="130">
            <text:p>130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33])-2" office:value-type="float" office:value="131">
            <text:p>131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34])-2" office:value-type="float" office:value="132">
            <text:p>132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35])-2" office:value-type="float" office:value="133">
            <text:p>133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36])-2" office:value-type="float" office:value="134">
            <text:p>134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37])-2" office:value-type="float" office:value="135">
            <text:p>135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38])-2" office:value-type="float" office:value="136">
            <text:p>136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39])-2" office:value-type="float" office:value="137">
            <text:p>137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40])-2" office:value-type="float" office:value="138">
            <text:p>138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41])-2" office:value-type="float" office:value="139">
            <text:p>139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42])-2" office:value-type="float" office:value="140">
            <text:p>140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43])-2" office:value-type="float" office:value="141">
            <text:p>141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44])-2" office:value-type="float" office:value="142">
            <text:p>142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45])-2" office:value-type="float" office:value="143">
            <text:p>143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46])-2" office:value-type="float" office:value="144">
            <text:p>144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47])-2" office:value-type="float" office:value="145">
            <text:p>145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48])-2" office:value-type="float" office:value="146">
            <text:p>146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49])-2" office:value-type="float" office:value="147">
            <text:p>147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50])-2" office:value-type="float" office:value="148">
            <text:p>148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51])-2" office:value-type="float" office:value="149">
            <text:p>149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52])-2" office:value-type="float" office:value="150">
            <text:p>150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53])-2" office:value-type="float" office:value="151">
            <text:p>151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54])-2" office:value-type="float" office:value="152">
            <text:p>152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55])-2" office:value-type="float" office:value="153">
            <text:p>153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56])-2" office:value-type="float" office:value="154">
            <text:p>154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57])-2" office:value-type="float" office:value="155">
            <text:p>155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58])-2" office:value-type="float" office:value="156">
            <text:p>156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59])-2" office:value-type="float" office:value="157">
            <text:p>157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60])-2" office:value-type="float" office:value="158">
            <text:p>158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61])-2" office:value-type="float" office:value="159">
            <text:p>159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62])-2" office:value-type="float" office:value="160">
            <text:p>160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63])-2" office:value-type="float" office:value="161">
            <text:p>161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64])-2" office:value-type="float" office:value="162">
            <text:p>162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65])-2" office:value-type="float" office:value="163">
            <text:p>163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66])-2" office:value-type="float" office:value="164">
            <text:p>164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67])-2" office:value-type="float" office:value="165">
            <text:p>165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68])-2" office:value-type="float" office:value="166">
            <text:p>166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69])-2" office:value-type="float" office:value="167">
            <text:p>167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70])-2" office:value-type="float" office:value="168">
            <text:p>168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71])-2" office:value-type="float" office:value="169">
            <text:p>169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72])-2" office:value-type="float" office:value="170">
            <text:p>170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73])-2" office:value-type="float" office:value="171">
            <text:p>171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74])-2" office:value-type="float" office:value="172">
            <text:p>172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75])-2" office:value-type="float" office:value="173">
            <text:p>173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76])-2" office:value-type="float" office:value="174">
            <text:p>174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77])-2" office:value-type="float" office:value="175">
            <text:p>175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78])-2" office:value-type="float" office:value="176">
            <text:p>176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79])-2" office:value-type="float" office:value="177">
            <text:p>177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80])-2" office:value-type="float" office:value="178">
            <text:p>178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81])-2" office:value-type="float" office:value="179">
            <text:p>179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82])-2" office:value-type="float" office:value="180">
            <text:p>180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83])-2" office:value-type="float" office:value="181">
            <text:p>181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84])-2" office:value-type="float" office:value="182">
            <text:p>182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85])-2" office:value-type="float" office:value="183">
            <text:p>183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86])-2" office:value-type="float" office:value="184">
            <text:p>184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87])-2" office:value-type="float" office:value="185">
            <text:p>185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88])-2" office:value-type="float" office:value="186">
            <text:p>186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89])-2" office:value-type="float" office:value="187">
            <text:p>187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90])-2" office:value-type="float" office:value="188">
            <text:p>188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91])-2" office:value-type="float" office:value="189">
            <text:p>189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92])-2" office:value-type="float" office:value="190">
            <text:p>190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93])-2" office:value-type="float" office:value="191">
            <text:p>191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94])-2" office:value-type="float" office:value="192">
            <text:p>192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95])-2" office:value-type="float" office:value="193">
            <text:p>193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96])-2" office:value-type="float" office:value="194">
            <text:p>194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97])-2" office:value-type="float" office:value="195">
            <text:p>195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98])-2" office:value-type="float" office:value="196">
            <text:p>196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199])-2" office:value-type="float" office:value="197">
            <text:p>197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00])-2" office:value-type="float" office:value="198">
            <text:p>198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01])-2" office:value-type="float" office:value="199">
            <text:p>199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02])-2" office:value-type="float" office:value="200">
            <text:p>200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03])-2" office:value-type="float" office:value="201">
            <text:p>201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04])-2" office:value-type="float" office:value="202">
            <text:p>202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05])-2" office:value-type="float" office:value="203">
            <text:p>203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06])-2" office:value-type="float" office:value="204">
            <text:p>204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07])-2" office:value-type="float" office:value="205">
            <text:p>205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08])-2" office:value-type="float" office:value="206">
            <text:p>206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09])-2" office:value-type="float" office:value="207">
            <text:p>207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10])-2" office:value-type="float" office:value="208">
            <text:p>208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11])-2" office:value-type="float" office:value="209">
            <text:p>209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12])-2" office:value-type="float" office:value="210">
            <text:p>210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13])-2" office:value-type="float" office:value="211">
            <text:p>211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14])-2" office:value-type="float" office:value="212">
            <text:p>212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15])-2" office:value-type="float" office:value="213">
            <text:p>213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16])-2" office:value-type="float" office:value="214">
            <text:p>214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17])-2" office:value-type="float" office:value="215">
            <text:p>215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18])-2" office:value-type="float" office:value="216">
            <text:p>216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19])-2" office:value-type="float" office:value="217">
            <text:p>217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20])-2" office:value-type="float" office:value="218">
            <text:p>218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21])-2" office:value-type="float" office:value="219">
            <text:p>219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22])-2" office:value-type="float" office:value="220">
            <text:p>220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23])-2" office:value-type="float" office:value="221">
            <text:p>221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24])-2" office:value-type="float" office:value="222">
            <text:p>222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25])-2" office:value-type="float" office:value="223">
            <text:p>223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26])-2" office:value-type="float" office:value="224">
            <text:p>224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27])-2" office:value-type="float" office:value="225">
            <text:p>225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28])-2" office:value-type="float" office:value="226">
            <text:p>226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29])-2" office:value-type="float" office:value="227">
            <text:p>227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30])-2" office:value-type="float" office:value="228">
            <text:p>228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31])-2" office:value-type="float" office:value="229">
            <text:p>229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32])-2" office:value-type="float" office:value="230">
            <text:p>230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33])-2" office:value-type="float" office:value="231">
            <text:p>231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34])-2" office:value-type="float" office:value="232">
            <text:p>232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35])-2" office:value-type="float" office:value="233">
            <text:p>233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36])-2" office:value-type="float" office:value="234">
            <text:p>234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37])-2" office:value-type="float" office:value="235">
            <text:p>235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38])-2" office:value-type="float" office:value="236">
            <text:p>236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39])-2" office:value-type="float" office:value="237">
            <text:p>237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40])-2" office:value-type="float" office:value="238">
            <text:p>238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41])-2" office:value-type="float" office:value="239">
            <text:p>239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42])-2" office:value-type="float" office:value="240">
            <text:p>240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43])-2" office:value-type="float" office:value="241">
            <text:p>241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44])-2" office:value-type="float" office:value="242">
            <text:p>242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45])-2" office:value-type="float" office:value="243">
            <text:p>243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46])-2" office:value-type="float" office:value="244">
            <text:p>244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47])-2" office:value-type="float" office:value="245">
            <text:p>245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48])-2" office:value-type="float" office:value="246">
            <text:p>246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49])-2" office:value-type="float" office:value="247">
            <text:p>247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50])-2" office:value-type="float" office:value="248">
            <text:p>248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51])-2" office:value-type="float" office:value="249">
            <text:p>249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52])-2" office:value-type="float" office:value="250">
            <text:p>250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53])-2" office:value-type="float" office:value="251">
            <text:p>251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54])-2" office:value-type="float" office:value="252">
            <text:p>252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55])-2" office:value-type="float" office:value="253">
            <text:p>253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56])-2" office:value-type="float" office:value="254">
            <text:p>254</text:p>
          </table:table-cell>
          <table:table-cell table:content-validation-name="val1"/>
          <table:table-cell table:number-columns-repeated="301"/>
        </table:table-row>
        <table:table-row table:style-name="ro2">
          <table:table-cell table:formula="of:=ROW([.A257])-2" office:value-type="float" office:value="255">
            <text:p>255</text:p>
          </table:table-cell>
          <table:table-cell table:content-validation-name="val1"/>
          <table:table-cell table:number-columns-repeated="301"/>
        </table:table-row>
        <table:table-row table:style-name="ro2" table:number-rows-repeated="2">
          <table:table-cell table:style-name="Default" table:number-columns-repeated="4"/>
          <table:table-cell table:number-columns-repeated="299"/>
        </table:table-row>
        <table:table-row table:style-name="ro2">
          <table:table-cell table:style-name="ce1" office:value-type="string">
            <text:p>単語</text:p>
          </table:table-cell>
          <table:table-cell table:style-name="ce1" office:value-type="string">
            <text:p>意味</text:p>
          </table:table-cell>
          <table:table-cell table:style-name="Default" table:number-columns-repeated="2"/>
          <table:table-cell table:number-columns-repeated="299"/>
        </table:table-row>
        <table:table-row table:style-name="ro2">
          <table:table-cell office:value-type="string">
            <text:p>代入</text:p>
          </table:table-cell>
          <table:table-cell office:value-type="string">
            <text:p>set</text:p>
          </table:table-cell>
          <table:table-cell table:style-name="Default" table:number-columns-repeated="2"/>
          <table:table-cell table:number-columns-repeated="299"/>
        </table:table-row>
        <table:table-row table:style-name="ro2">
          <table:table-cell office:value-type="string">
            <text:p>=</text:p>
          </table:table-cell>
          <table:table-cell office:value-type="string">
            <text:p>set</text:p>
          </table:table-cell>
          <table:table-cell table:style-name="Default" table:number-columns-repeated="2"/>
          <table:table-cell table:number-columns-repeated="299"/>
        </table:table-row>
        <table:table-row table:style-name="ro2">
          <table:table-cell office:value-type="string">
            <text:p>足す</text:p>
          </table:table-cell>
          <table:table-cell office:value-type="string">
            <text:p>add</text:p>
          </table:table-cell>
          <table:table-cell table:style-name="Default" table:number-columns-repeated="2"/>
          <table:table-cell table:number-columns-repeated="299"/>
        </table:table-row>
        <table:table-row table:style-name="ro2">
          <table:table-cell office:value-type="string">
            <text:p>+</text:p>
          </table:table-cell>
          <table:table-cell office:value-type="string">
            <text:p>add</text:p>
          </table:table-cell>
          <table:table-cell table:style-name="Default" table:number-columns-repeated="2"/>
          <table:table-cell table:number-columns-repeated="299"/>
        </table:table-row>
        <table:table-row table:style-name="ro2">
          <table:table-cell office:value-type="string">
            <text:p>引く</text:p>
          </table:table-cell>
          <table:table-cell office:value-type="string">
            <text:p>subtract</text:p>
          </table:table-cell>
          <table:table-cell table:style-name="Default" table:number-columns-repeated="2"/>
          <table:table-cell table:number-columns-repeated="299"/>
        </table:table-row>
        <table:table-row table:style-name="ro2">
          <table:table-cell office:value-type="string">
            <text:p>-</text:p>
          </table:table-cell>
          <table:table-cell office:value-type="string">
            <text:p>subtract</text:p>
          </table:table-cell>
          <table:table-cell table:style-name="Default" table:number-columns-repeated="2"/>
          <table:table-cell table:number-columns-repeated="299"/>
        </table:table-row>
        <table:table-row table:style-name="ro2">
          <table:table-cell office:value-type="string">
            <text:p>聞く</text:p>
          </table:table-cell>
          <table:table-cell office:value-type="string">
            <text:p>ask</text:p>
          </table:table-cell>
          <table:table-cell table:style-name="Default" table:number-columns-repeated="2"/>
          <table:table-cell table:number-columns-repeated="299"/>
        </table:table-row>
        <table:table-row table:style-name="ro2">
          <table:table-cell table:number-columns-repeated="2" office:value-type="string">
            <text:p>ask</text:p>
          </table:table-cell>
          <table:table-cell table:style-name="Default" table:number-columns-repeated="2"/>
          <table:table-cell table:number-columns-repeated="299"/>
        </table:table-row>
        <table:table-row table:style-name="ro2">
          <table:table-cell office:value-type="string">
            <text:p>話す</text:p>
          </table:table-cell>
          <table:table-cell office:value-type="string">
            <text:p>say</text:p>
          </table:table-cell>
          <table:table-cell table:style-name="Default" table:number-columns-repeated="2"/>
          <table:table-cell table:number-columns-repeated="299"/>
        </table:table-row>
        <table:table-row table:style-name="ro2">
          <table:table-cell table:number-columns-repeated="2" office:value-type="string">
            <text:p>say</text:p>
          </table:table-cell>
          <table:table-cell table:style-name="Default" table:number-columns-repeated="2"/>
          <table:table-cell table:number-columns-repeated="299"/>
        </table:table-row>
        <table:table-row table:style-name="ro2">
          <table:table-cell office:value-type="string">
            <text:p>掛ける</text:p>
          </table:table-cell>
          <table:table-cell office:value-type="string">
            <text:p>multiply</text:p>
          </table:table-cell>
          <table:table-cell table:style-name="Default" table:number-columns-repeated="2"/>
          <table:table-cell table:number-columns-repeated="299"/>
        </table:table-row>
        <table:table-row table:style-name="ro2">
          <table:table-cell office:value-type="string">
            <text:p>*</text:p>
          </table:table-cell>
          <table:table-cell office:value-type="string">
            <text:p>multiply</text:p>
          </table:table-cell>
          <table:table-cell table:style-name="Default" table:number-columns-repeated="2"/>
          <table:table-cell table:number-columns-repeated="299"/>
        </table:table-row>
        <table:table-row table:style-name="ro2">
          <table:table-cell office:value-type="string">
            <text:p>割る</text:p>
          </table:table-cell>
          <table:table-cell office:value-type="string">
            <text:p>divide</text:p>
          </table:table-cell>
          <table:table-cell table:style-name="Default" table:number-columns-repeated="2"/>
          <table:table-cell table:number-columns-repeated="299"/>
        </table:table-row>
        <table:table-row table:style-name="ro2">
          <table:table-cell office:value-type="string">
            <text:p>/</text:p>
          </table:table-cell>
          <table:table-cell office:value-type="string">
            <text:p>divide</text:p>
          </table:table-cell>
          <table:table-cell table:style-name="Default" table:number-columns-repeated="2"/>
          <table:table-cell table:number-columns-repeated="299"/>
        </table:table-row>
        <table:table-row table:style-name="ro2">
          <table:table-cell office:value-type="string">
            <text:p>比べる</text:p>
          </table:table-cell>
          <table:table-cell office:value-type="string">
            <text:p>compare</text:p>
          </table:table-cell>
          <table:table-cell table:style-name="Default" table:number-columns-repeated="2"/>
          <table:table-cell table:number-columns-repeated="299"/>
        </table:table-row>
        <table:table-row table:style-name="ro2">
          <table:table-cell table:number-columns-repeated="2" office:value-type="string">
            <text:p>compare</text:p>
          </table:table-cell>
          <table:table-cell table:style-name="Default" table:number-columns-repeated="2"/>
          <table:table-cell table:number-columns-repeated="299"/>
        </table:table-row>
        <table:table-row table:style-name="ro2">
          <table:table-cell office:value-type="string">
            <text:p>移動</text:p>
          </table:table-cell>
          <table:table-cell office:value-type="string">
            <text:p>go</text:p>
          </table:table-cell>
          <table:table-cell table:style-name="Default" table:number-columns-repeated="2"/>
          <table:table-cell table:number-columns-repeated="299"/>
        </table:table-row>
        <table:table-row table:style-name="ro2">
          <table:table-cell table:number-columns-repeated="2" office:value-type="string">
            <text:p>go</text:p>
          </table:table-cell>
          <table:table-cell table:style-name="Default" table:number-columns-repeated="2"/>
          <table:table-cell table:number-columns-repeated="299"/>
        </table:table-row>
        <table:table-row table:style-name="ro2">
          <table:table-cell office:value-type="string">
            <text:p>等しいなら</text:p>
          </table:table-cell>
          <table:table-cell office:value-type="string">
            <text:p>goeq</text:p>
          </table:table-cell>
          <table:table-cell table:style-name="Default" table:number-columns-repeated="2"/>
          <table:table-cell table:number-columns-repeated="299"/>
        </table:table-row>
        <table:table-row table:style-name="ro2">
          <table:table-cell table:number-columns-repeated="2" office:value-type="string">
            <text:p>goeq</text:p>
          </table:table-cell>
          <table:table-cell table:style-name="Default" table:number-columns-repeated="2"/>
          <table:table-cell table:number-columns-repeated="299"/>
        </table:table-row>
        <table:table-row table:style-name="ro2" table:number-rows-repeated="2">
          <table:table-cell table:style-name="Default" table:number-columns-repeated="4"/>
          <table:table-cell table:number-columns-repeated="299"/>
        </table:table-row>
        <table:table-row table:style-name="ro2">
          <table:table-cell table:style-name="ce3" office:value-type="string">
            <text:p>変数</text:p>
          </table:table-cell>
          <table:table-cell table:style-name="ce4" table:number-columns-repeated="2"/>
          <table:table-cell table:style-name="ce5"/>
          <table:table-cell table:style-name="ce1" office:value-type="string">
            <text:p>行</text:p>
          </table:table-cell>
          <table:table-cell table:style-name="ce1" office:value-type="string">
            <text:p>フラグ</text:p>
          </table:table-cell>
          <table:table-cell table:number-columns-repeated="297"/>
        </table:table-row>
        <table:table-row table:style-name="ro2"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i</text:p>
          </table:table-cell>
          <table:table-cell table:style-name="ce1" office:value-type="string">
            <text:p>f</text:p>
          </table:table-cell>
          <table:table-cell table:number-columns-repeated="297"/>
        </table:table-row>
        <table:table-row table:style-name="ro2">
          <table:table-cell table:number-columns-repeated="4"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9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8">2021/11/28</text:date>, <text:time>18:44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1M18S</meta:editing-duration>
    <meta:editing-cycles>69</meta:editing-cycles>
    <meta:generator>OpenOffice/4.1.7$Win32 OpenOffice.org_project/417m1$Build-9800</meta:generator>
    <dc:date>2021-11-28T18:44:26.41</dc:date>
    <meta:document-statistic meta:table-count="1" meta:cell-count="336" meta:object-count="0"/>
    <meta:user-defined meta:name="Info 1"/>
    <meta:user-defined meta:name="Info 2"/>
    <meta:user-defined meta:name="Info 3"/>
    <meta:user-defined meta:name="Info 4"/>
  </office:meta>
</office:document-meta>
</file>